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662b3"/>
    </style:style>
    <style:style style:name="P2" style:family="paragraph" style:parent-style-name="Standard">
      <style:text-properties officeooo:paragraph-rsid="00175989"/>
    </style:style>
    <style:style style:name="P3" style:family="paragraph" style:parent-style-name="Standard">
      <style:text-properties officeooo:paragraph-rsid="001a5834"/>
    </style:style>
    <style:style style:name="P4" style:family="paragraph" style:parent-style-name="Standard" style:list-style-name="L1">
      <style:text-properties officeooo:paragraph-rsid="001a5834"/>
    </style:style>
    <style:style style:name="P5" style:family="paragraph" style:parent-style-name="Standard">
      <style:text-properties officeooo:paragraph-rsid="001d2d52"/>
    </style:style>
    <style:style style:name="P6" style:family="paragraph" style:parent-style-name="Standard">
      <style:text-properties officeooo:paragraph-rsid="001ed5f6"/>
    </style:style>
    <style:style style:name="P7" style:family="paragraph" style:parent-style-name="Standard">
      <style:text-properties officeooo:paragraph-rsid="002119a7"/>
    </style:style>
    <style:style style:name="P8" style:family="paragraph" style:parent-style-name="Standard">
      <style:text-properties officeooo:paragraph-rsid="00238600"/>
    </style:style>
    <style:style style:name="P9" style:family="paragraph" style:parent-style-name="Standard">
      <style:text-properties officeooo:paragraph-rsid="00241f25"/>
    </style:style>
    <style:style style:name="P10" style:family="paragraph" style:parent-style-name="Standard">
      <style:text-properties officeooo:paragraph-rsid="0027832b"/>
    </style:style>
    <style:style style:name="P11" style:family="paragraph" style:parent-style-name="Standard">
      <style:text-properties officeooo:paragraph-rsid="0028b402"/>
    </style:style>
    <style:style style:name="P12" style:family="paragraph" style:parent-style-name="Standard">
      <style:text-properties officeooo:paragraph-rsid="00294ccc"/>
    </style:style>
    <style:style style:name="P13" style:family="paragraph" style:parent-style-name="Standard">
      <style:text-properties officeooo:paragraph-rsid="002c241f"/>
    </style:style>
    <style:style style:name="P14" style:family="paragraph" style:parent-style-name="Standard">
      <style:text-properties officeooo:paragraph-rsid="002ecbaa"/>
    </style:style>
    <style:style style:name="P15" style:family="paragraph" style:parent-style-name="Standard">
      <style:text-properties officeooo:paragraph-rsid="002ece24"/>
    </style:style>
    <style:style style:name="P16" style:family="paragraph" style:parent-style-name="Standard">
      <style:text-properties officeooo:paragraph-rsid="00317717"/>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Heading_20_3">
      <style:text-properties fo:font-weight="bold" style:font-weight-asian="bold" style:font-weight-complex="bold"/>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662b3"/>
    </style:style>
    <style:style style:name="T2" style:family="text">
      <style:text-properties officeooo:rsid="00175989"/>
    </style:style>
    <style:style style:name="T3" style:family="text">
      <style:text-properties officeooo:rsid="001a5834"/>
    </style:style>
    <style:style style:name="T4" style:family="text">
      <style:text-properties fo:font-weight="bold" officeooo:rsid="001a5834" style:font-weight-asian="bold" style:font-weight-complex="bold"/>
    </style:style>
    <style:style style:name="T5" style:family="text">
      <style:text-properties fo:font-weight="bold" officeooo:rsid="002ecbaa" style:font-weight-asian="bold" style:font-weight-complex="bold"/>
    </style:style>
    <style:style style:name="T6" style:family="text">
      <style:text-properties officeooo:rsid="001d2d52"/>
    </style:style>
    <style:style style:name="T7" style:family="text">
      <style:text-properties fo:font-style="italic" officeooo:rsid="001d2d52" style:font-style-asian="italic" style:font-style-complex="italic"/>
    </style:style>
    <style:style style:name="T8" style:family="text">
      <style:text-properties fo:font-style="italic" fo:font-weight="normal" officeooo:rsid="001ed5f6" style:font-style-asian="italic" style:font-weight-asian="normal" style:font-style-complex="italic" style:font-weight-complex="normal"/>
    </style:style>
    <style:style style:name="T9" style:family="text">
      <style:text-properties fo:font-style="italic" fo:font-weight="normal" officeooo:rsid="002ecbaa" style:font-style-asian="italic" style:font-weight-asian="normal" style:font-style-complex="italic" style:font-weight-complex="normal"/>
    </style:style>
    <style:style style:name="T10" style:family="text">
      <style:text-properties fo:font-style="italic" style:text-underline-style="none" fo:font-weight="normal" officeooo:rsid="00304899" style:font-style-asian="italic" style:font-weight-asian="normal" style:font-style-complex="italic" style:font-weight-complex="normal"/>
    </style:style>
    <style:style style:name="T11" style:family="text">
      <style:text-properties fo:font-style="normal" officeooo:rsid="001d2d52" style:font-style-asian="normal" style:font-style-complex="normal"/>
    </style:style>
    <style:style style:name="T12" style:family="text">
      <style:text-properties fo:font-style="normal" officeooo:rsid="001daa88" style:font-style-asian="normal" style:font-style-complex="normal"/>
    </style:style>
    <style:style style:name="T13" style:family="text">
      <style:text-properties fo:font-style="normal" officeooo:rsid="001ea37d" style:font-style-asian="normal" style:font-style-complex="normal"/>
    </style:style>
    <style:style style:name="T14" style:family="text">
      <style:text-properties fo:font-style="normal" officeooo:rsid="001ed5f6" style:font-style-asian="normal" style:font-style-complex="normal"/>
    </style:style>
    <style:style style:name="T15" style:family="text">
      <style:text-properties fo:font-style="normal" officeooo:rsid="001f4ad2" style:font-style-asian="normal" style:font-style-complex="normal"/>
    </style:style>
    <style:style style:name="T16" style:family="text">
      <style:text-properties fo:font-style="normal" officeooo:rsid="0020456e" style:font-style-asian="normal" style:font-style-complex="normal"/>
    </style:style>
    <style:style style:name="T17" style:family="text">
      <style:text-properties fo:font-style="normal" officeooo:rsid="002119a7" style:font-style-asian="normal" style:font-style-complex="normal"/>
    </style:style>
    <style:style style:name="T18" style:family="text">
      <style:text-properties fo:font-style="normal" officeooo:rsid="00225daf" style:font-style-asian="normal" style:font-style-complex="normal"/>
    </style:style>
    <style:style style:name="T19" style:family="text">
      <style:text-properties fo:font-style="normal" officeooo:rsid="00226448" style:font-style-asian="normal" style:font-style-complex="normal"/>
    </style:style>
    <style:style style:name="T20" style:family="text">
      <style:text-properties fo:font-style="normal" officeooo:rsid="00260e42" style:font-style-asian="normal" style:font-style-complex="normal"/>
    </style:style>
    <style:style style:name="T21" style:family="text">
      <style:text-properties fo:font-style="normal" officeooo:rsid="002a34bf" style:font-style-asian="normal" style:font-style-complex="normal"/>
    </style:style>
    <style:style style:name="T22" style:family="text">
      <style:text-properties fo:font-style="normal" fo:font-weight="normal" officeooo:rsid="001ed5f6" style:font-style-asian="normal" style:font-weight-asian="normal" style:font-style-complex="normal" style:font-weight-complex="normal"/>
    </style:style>
    <style:style style:name="T23" style:family="text">
      <style:text-properties fo:font-style="normal" fo:font-weight="normal" officeooo:rsid="001f2c8c" style:font-style-asian="normal" style:font-weight-asian="normal" style:font-style-complex="normal" style:font-weight-complex="normal"/>
    </style:style>
    <style:style style:name="T24" style:family="text">
      <style:text-properties fo:font-style="normal" fo:font-weight="normal" officeooo:rsid="002119a7" style:font-style-asian="normal" style:font-weight-asian="normal" style:font-style-complex="normal" style:font-weight-complex="normal"/>
    </style:style>
    <style:style style:name="T25" style:family="text">
      <style:text-properties fo:font-style="normal" fo:font-weight="normal" officeooo:rsid="002234b2" style:font-style-asian="normal" style:font-weight-asian="normal" style:font-style-complex="normal" style:font-weight-complex="normal"/>
    </style:style>
    <style:style style:name="T26" style:family="text">
      <style:text-properties fo:font-style="normal" fo:font-weight="normal" officeooo:rsid="00226448" style:font-style-asian="normal" style:font-weight-asian="normal" style:font-style-complex="normal" style:font-weight-complex="normal"/>
    </style:style>
    <style:style style:name="T27" style:family="text">
      <style:text-properties fo:font-style="normal" fo:font-weight="normal" officeooo:rsid="00238600" style:font-style-asian="normal" style:font-weight-asian="normal" style:font-style-complex="normal" style:font-weight-complex="normal"/>
    </style:style>
    <style:style style:name="T28" style:family="text">
      <style:text-properties fo:font-style="normal" fo:font-weight="normal" officeooo:rsid="00241f25" style:font-style-asian="normal" style:font-weight-asian="normal" style:font-style-complex="normal" style:font-weight-complex="normal"/>
    </style:style>
    <style:style style:name="T29" style:family="text">
      <style:text-properties fo:font-style="normal" fo:font-weight="normal" officeooo:rsid="0027832b" style:font-style-asian="normal" style:font-weight-asian="normal" style:font-style-complex="normal" style:font-weight-complex="normal"/>
    </style:style>
    <style:style style:name="T30" style:family="text">
      <style:text-properties fo:font-style="normal" fo:font-weight="normal" officeooo:rsid="0028b402" style:font-style-asian="normal" style:font-weight-asian="normal" style:font-style-complex="normal" style:font-weight-complex="normal"/>
    </style:style>
    <style:style style:name="T31" style:family="text">
      <style:text-properties fo:font-style="normal" fo:font-weight="normal" officeooo:rsid="00294ccc" style:font-style-asian="normal" style:font-weight-asian="normal" style:font-style-complex="normal" style:font-weight-complex="normal"/>
    </style:style>
    <style:style style:name="T32" style:family="text">
      <style:text-properties fo:font-style="normal" fo:font-weight="normal" officeooo:rsid="002c241f" style:font-style-asian="normal" style:font-weight-asian="normal" style:font-style-complex="normal" style:font-weight-complex="normal"/>
    </style:style>
    <style:style style:name="T33" style:family="text">
      <style:text-properties fo:font-style="normal" fo:font-weight="normal" officeooo:rsid="002ecbaa" style:font-style-asian="normal" style:font-weight-asian="normal" style:font-style-complex="normal" style:font-weight-complex="normal"/>
    </style:style>
    <style:style style:name="T34" style:family="text">
      <style:text-properties fo:font-style="normal" fo:font-weight="normal" officeooo:rsid="002ece24" style:font-style-asian="normal" style:font-weight-asian="normal" style:font-style-complex="normal" style:font-weight-complex="normal"/>
    </style:style>
    <style:style style:name="T35" style:family="text">
      <style:text-properties fo:font-style="normal" fo:font-weight="bold" officeooo:rsid="001ed5f6" style:font-style-asian="normal" style:font-weight-asian="bold" style:font-style-complex="normal" style:font-weight-complex="bold"/>
    </style:style>
    <style:style style:name="T36" style:family="text">
      <style:text-properties fo:font-style="normal" fo:font-weight="bold" officeooo:rsid="001f2c8c" style:font-style-asian="normal" style:font-weight-asian="bold" style:font-style-complex="normal" style:font-weight-complex="bold"/>
    </style:style>
    <style:style style:name="T37" style:family="text">
      <style:text-properties fo:font-style="normal" fo:font-weight="bold" officeooo:rsid="002119a7" style:font-style-asian="normal" style:font-weight-asian="bold" style:font-style-complex="normal" style:font-weight-complex="bold"/>
    </style:style>
    <style:style style:name="T38" style:family="text">
      <style:text-properties fo:font-style="normal" fo:font-weight="bold" officeooo:rsid="00238600" style:font-style-asian="normal" style:font-weight-asian="bold" style:font-style-complex="normal" style:font-weight-complex="bold"/>
    </style:style>
    <style:style style:name="T39" style:family="text">
      <style:text-properties fo:font-style="normal" fo:font-weight="bold" officeooo:rsid="00241f25" style:font-style-asian="normal" style:font-weight-asian="bold" style:font-style-complex="normal" style:font-weight-complex="bold"/>
    </style:style>
    <style:style style:name="T40" style:family="text">
      <style:text-properties fo:font-style="normal" fo:font-weight="bold" officeooo:rsid="0027832b" style:font-style-asian="normal" style:font-weight-asian="bold" style:font-style-complex="normal" style:font-weight-complex="bold"/>
    </style:style>
    <style:style style:name="T41" style:family="text">
      <style:text-properties fo:font-style="normal" fo:font-weight="bold" officeooo:rsid="0028b402" style:font-style-asian="normal" style:font-weight-asian="bold" style:font-style-complex="normal" style:font-weight-complex="bold"/>
    </style:style>
    <style:style style:name="T42" style:family="text">
      <style:text-properties fo:font-style="normal" fo:font-weight="bold" officeooo:rsid="00294ccc" style:font-style-asian="normal" style:font-weight-asian="bold" style:font-style-complex="normal" style:font-weight-complex="bold"/>
    </style:style>
    <style:style style:name="T43" style:family="text">
      <style:text-properties fo:font-style="normal" fo:font-weight="bold" officeooo:rsid="002c241f" style:font-style-asian="normal" style:font-weight-asian="bold" style:font-style-complex="normal" style:font-weight-complex="bold"/>
    </style:style>
    <style:style style:name="T44" style:family="text">
      <style:text-properties fo:font-style="normal" fo:font-weight="bold" officeooo:rsid="002ece24" style:font-style-asian="normal" style:font-weight-asian="bold" style:font-style-complex="normal" style:font-weight-complex="bold"/>
    </style:style>
    <style:style style:name="T45" style:family="text">
      <style:text-properties fo:font-style="normal" style:text-underline-style="none" fo:font-weight="normal" officeooo:rsid="00304899" style:font-style-asian="normal" style:font-weight-asian="normal" style:font-style-complex="normal" style:font-weight-complex="normal"/>
    </style:style>
    <style:style style:name="T46" style:family="text">
      <style:text-properties fo:font-style="normal" style:text-underline-style="none" fo:font-weight="normal" officeooo:rsid="00317717" style:font-style-asian="normal" style:font-weight-asian="normal" style:font-style-complex="normal" style:font-weight-complex="normal"/>
    </style:style>
    <style:style style:name="T47" style:family="text">
      <style:text-properties officeooo:rsid="001daa88"/>
    </style:style>
    <style:style style:name="T48" style:family="text">
      <style:text-properties fo:font-weight="normal" officeooo:rsid="002ecbaa" style:font-weight-asian="normal" style:font-weight-complex="normal"/>
    </style:style>
    <style:style style:name="T49" style:family="text">
      <style:text-properties fo:font-weight="normal" officeooo:rsid="002ece24" style:font-weight-asian="normal" style:font-weight-complex="normal"/>
    </style:style>
    <style:style style:name="T50" style:family="text">
      <style:text-properties officeooo:rsid="002ecbaa"/>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ONTAVON Guillaume</text:span></text:p>
      <text:p text:style-name="P1"><text:span text:style-name="T1">MEILHAC Benoit</text:span></text:p>
      <text:p text:style-name="P1"><text:span text:style-name="T1"/></text:p>
      <text:p text:style-name="P1"><text:span text:style-name="T1"/></text:p>
      <text:p text:style-name="P1"><text:span text:style-name="T1">Rapport de SCS</text:span></text:p>
      <text:p text:style-name="P1"><text:span text:style-name="T1">Projet de jeu : Yoté</text:span></text:p>
      <text:p text:style-name="P1"><text:span text:style-name="T1"/></text:p>
      <text:p text:style-name="P1"><text:span text:style-name="T1"/></text:p>
      <text:p text:style-name="P1"><text:span text:style-name="T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9">Table des matières</text:p>
          </text:index-title>
          <text:p text:style-name="P18">1. Partie Java<text:tab/>3</text:p>
          <text:p text:style-name="P18">2. Partie C<text:tab/>3</text:p>
          <text:p text:style-name="P20">2.1. Le sujet<text:tab/>3</text:p>
          <text:p text:style-name="P20">2.2. Explication sur le code<text:tab/>3</text:p>
          <text:p text:style-name="P22">2.2.1. Processus de connexion et déconnexion<text:tab/>3</text:p>
          <text:p text:style-name="P22">2.2.2. Processus d'identification<text:tab/>3</text:p>
          <text:p text:style-name="P22">2.2.3. Demande de nouvelle partie<text:tab/>4</text:p>
          <text:p text:style-name="P22">2.2.4. Déroulement d'une partie<text:tab/>4</text:p>
          <text:p text:style-name="P22">2.2.5. La gestion des erreurs<text:tab/>4</text:p>
          <text:p text:style-name="P20">2.3. Utilisation du protocole de communication avec l'arbitre<text:tab/>5</text:p>
          <text:p text:style-name="P18">3. Communication entre Java et C<text:tab/>5</text:p>
        </text:index-body>
      </text:table-of-content>
      <text:p text:style-name="P1"><text:span text:style-name="T1"/></text:p>
      <text:h text:style-name="P17" text:outline-level="1"><text:span text:style-name="T2">Partie Java</text:span></text:h>
      <text:p text:style-name="P2"><text:span text:style-name="T2"/></text:p>
      <text:h text:style-name="Heading_20_1" text:outline-level="1"><text:span text:style-name="T2">Partie C</text:span></text:h>
      <text:h text:style-name="Heading_20_2" text:outline-level="2"><text:span text:style-name="T47">Le sujet</text:span></text:h>
      <text:p text:style-name="P2"><text:span text:style-name="T2"/></text:p>
      <text:p text:style-name="P3"><text:span text:style-name="T3"><text:tab/>Le code C permet la communication entre le code Java, qui récupère les résultats de l'intelligence artificielle développée en Prolog, et l'arbitre accessible sur le réseau. </text:span></text:p>
      <text:p text:style-name="P3"><text:span text:style-name="T3"/></text:p>
      <text:p text:style-name="P3"><text:span text:style-name="T3">En reprenant les spécifications demandées, voici comment doit fonctionner la partie en C :</text:span></text:p>
      <text:list xml:id="list1915685156" text:style-name="L1">
        <text:list-item>
          <text:p text:style-name="P4"><text:span text:style-name="T3">il envoie à l'arbitre une requête </text:span><text:span text:style-name="T4">IDENTIFICATION</text:span><text:span text:style-name="T3"> pour s'inscrire ;</text:span></text:p>
        </text:list-item>
        <text:list-item>
          <text:p text:style-name="P4"><text:span text:style-name="T3">lorsqu'il est prêt, il envoie une requête </text:span><text:span text:style-name="T4">PARTIE</text:span><text:span text:style-name="T3"> à l'arbitre pour lui demander de jouer. En réponse l'arbitre lui donne l'identificateur du joueur avec lequel il va jouer et lui indique s'il doit commencer.</text:span></text:p>
          <text:p text:style-name="P4"><text:span text:style-name="T3">Si le tournoi est fini, l'arbitre en informe le joueur qui doit terminer son application ;</text:span></text:p>
        </text:list-item>
        <text:list-item>
          <text:p text:style-name="P4"><text:span text:style-name="T3">lorsque c'est à son tour de jouer, le joueur consulte son moteur pour connaître le coup à jouer. Il constitue une requête </text:span><text:span text:style-name="T4">COUP</text:span><text:span text:style-name="T3"> qu'il envoie à l'arbitre, puis il en attend la validation ;</text:span></text:p>
        </text:list-item>
        <text:list-item>
          <text:p text:style-name="P4"><text:span text:style-name="T3">il attend le coup de l'adversaire ;</text:span></text:p>
        </text:list-item>
        <text:list-item>
          <text:p text:style-name="P4"><text:span text:style-name="T3">il informe son moteur du coup joué par l'adversaire ;</text:span></text:p>
        </text:list-item>
        <text:list-item>
          <text:p text:style-name="P4"><text:span text:style-name="T3">si la partie est finie, le joueur retourne en </text:span><text:span text:style-name="T4">2</text:span><text:span text:style-name="T3"> sinon il retourne en </text:span><text:span text:style-name="T4">3</text:span><text:span text:style-name="T3">.</text:span></text:p>
        </text:list-item>
      </text:list>
      <text:p text:style-name="P3"><text:span text:style-name="T3"/></text:p>
      <text:p text:style-name="P5"><text:span text:style-name="T6"><text:tab/>Afin de mettre en place cette spécification, le fichier </text:span><text:span text:style-name="T7">protocolArbitre.h</text:span><text:span text:style-name="T11"> a été mis à notre disposition. Il contient le protocole d'accès à l'arbitre. </text:span><text:span text:style-name="T12">Ce protocole est défini dans le fichier pdf contenant l'énoncé du sujet.</text:span></text:p>
      <text:p text:style-name="P5"><text:span text:style-name="T12"/></text:p>
      <text:h text:style-name="Heading_20_2" text:outline-level="2"><text:span text:style-name="T13">Explication sur le code</text:span></text:h>
      <text:p text:style-name="P5"><text:span text:style-name="T12"/></text:p>
      <text:h text:style-name="Heading_20_3" text:outline-level="3"><text:span text:style-name="T15">Processus de connexion </text:span><text:span text:style-name="T21">et déconnexion</text:span></text:h>
      <text:p text:style-name="P5"><text:span text:style-name="T12"/></text:p>
      <text:p text:style-name="P5"><text:span text:style-name="T12"><text:tab/></text:span><text:span text:style-name="T16">La connexion à l'arbitre </text:span><text:span text:style-name="T17">s</text:span><text:span text:style-name="T16">e </text:span><text:span text:style-name="T17">fait</text:span><text:span text:style-name="T16"> en respectant le protocole demandé. </text:span></text:p>
      <text:p text:style-name="P7"><text:span text:style-name="T17">La fonction </text:span><text:span text:style-name="T37">creationConnexion</text:span><text:span text:style-name="T24"> permet d'établir une connexion sur une machine donnée selon le port voulu. On passe en référence en entier qui contiendra, si la connexion est bien établie, le descripteur correspondant à la socket nouvellement créée.</text:span></text:p>
      <text:p text:style-name="P9"><text:span text:style-name="T28">Cette fonction retournera un code de type </text:span><text:span text:style-name="T39">RetourFonction</text:span><text:span text:style-name="T28"> permettant de savoir si la demande a été correctement effectuée.</text:span></text:p>
      <text:p text:style-name="P9"><text:span text:style-name="T28"/></text:p>
      <text:p text:style-name="P13"><text:span text:style-name="T32">La fonction </text:span><text:span text:style-name="T43">deconnexion</text:span><text:span text:style-name="T32"> permet de fermer proprement la socket liée à l'arbitre. Le joueur est informé de l'état de cette déconnexion, si jamais elle ne se passe pas correctement, alors le code de type </text:span><text:span text:style-name="T43">RetourFonction</text:span><text:span text:style-name="T32"> correspondra à un échec de déconnexion.</text:span></text:p>
      <text:p text:style-name="P7"><text:span text:style-name="T24"/></text:p>
      <text:h text:style-name="Heading_20_3" text:outline-level="3"><text:span text:style-name="T17">Processu</text:span><text:span text:style-name="T18">s</text:span><text:span text:style-name="T17"> d'identification</text:span></text:h>
      <text:p text:style-name="P7"><text:span text:style-name="T24"/></text:p>
      <text:p text:style-name="P7"><text:soft-page-break/><text:span text:style-name="T24"><text:tab/>L'identification sur l'arbitre se fait en respectant le protocole demandé.</text:span></text:p>
      <text:p text:style-name="P7"><text:span text:style-name="T24">La fonction </text:span><text:span text:style-name="T37">identification </text:span><text:span text:style-name="T24">permet de </text:span><text:span text:style-name="T25">récupérer l'identifiant que l'arbitre associe au nom de compte du joueur. Pour se faire, on envoit sur la socket donnée en paramètre le nom du compte, et on modifie le pointeur donné en paramètre qui contiendra, si aucune erreur n'est retournée, l'identifiant du joueur pour la partie.</text:span></text:p>
      <text:p text:style-name="P9"><text:span text:style-name="T28">Cette fonction retournera un code de type </text:span><text:span text:style-name="T39">RetourFonction</text:span><text:span text:style-name="T28"> permettant de savoir si la demande a été correctement effectuée.</text:span></text:p>
      <text:p text:style-name="P7"><text:span text:style-name="T24"/></text:p>
      <text:h text:style-name="P21" text:outline-level="3"><text:span text:style-name="T19">Demande de nouvelle partie</text:span></text:h>
      <text:p text:style-name="P7"><text:span text:style-name="T24"/></text:p>
      <text:p text:style-name="P8"><text:span text:style-name="T24"><text:tab/></text:span><text:span text:style-name="T26">Le processus de demande de nouvelle partie nécessite, pour respecter le protocole fourni, d'avoir l'identifiant qui est récupéré après avoir effectué une identification. </text:span><text:span text:style-name="T27">Cette demande est effectuée par la fonction </text:span><text:span text:style-name="T38">demandeNouvellePartie</text:span><text:span text:style-name="T27">. </text:span></text:p>
      <text:p text:style-name="P8"><text:span text:style-name="T27">A la suite de cette demande, si le joueur est autorisé à continuer, il joue soit en premier, soit attend son tour en fonction du retour de l'arbitre. S'il n'est pas autorisé à jouer, le joueur lance le processus de déconnexion.</text:span></text:p>
      <text:p text:style-name="P9"><text:span text:style-name="T28">Cette fonction retournera un code de type </text:span><text:span text:style-name="T39">RetourFonction</text:span><text:span text:style-name="T28"> permettant de savoir si la demande a été correctement effectuée.</text:span></text:p>
      <text:p text:style-name="P8"><text:span text:style-name="T27"/></text:p>
      <text:h text:style-name="Heading_20_3" text:outline-level="3"><text:span text:style-name="T20">Déroulement d'une partie</text:span></text:h>
      <text:p text:style-name="P7"><text:span text:style-name="T24"/></text:p>
      <text:p text:style-name="P7"><text:span text:style-name="T24"><text:tab/></text:span><text:span text:style-name="T29">Le déroulement d'une partie s'effectue en fonction de la demande de nouvelle partie qui est expliquée ci-dessus.</text:span></text:p>
      <text:p text:style-name="P10"><text:span text:style-name="T29">Si le joueur est autorisé à jouer en premier, alors se lance la fonction </text:span><text:span text:style-name="T40">debutePartie</text:span><text:span text:style-name="T29">.</text:span></text:p>
      <text:p text:style-name="P10"><text:span text:style-name="T29">Cette fonction lance </text:span><text:span text:style-name="T30">le moteur Java et permet successivement de jouer un coup avec la fonction </text:span><text:span text:style-name="T41">jouerUnCoup</text:span><text:span text:style-name="T30"> et de recevoir un coup avec </text:span><text:span text:style-name="T41">recevoirUnCoup</text:span><text:span text:style-name="T30">. Et ce, tant que le code de retour de type </text:span><text:span text:style-name="T41">RetourFonction </text:span><text:span text:style-name="T30">de ces fonctions reste correct.</text:span></text:p>
      <text:p text:style-name="P10"><text:span text:style-name="T30"/></text:p>
      <text:p text:style-name="P11"><text:span text:style-name="T30">Si le joueur n'est pas autorisé à jouer en premier, alors se lance la fonction </text:span><text:span text:style-name="T41">attendPremierCoup</text:span><text:span text:style-name="T30">.</text:span></text:p>
      <text:p text:style-name="P11"><text:span text:style-name="T30">Cette fonction lance le moteur Java et contrairement à </text:span><text:span text:style-name="T41">debutePartie</text:span><text:span text:style-name="T30">, elle reçoit un coup puis joue un coup successivement.</text:span></text:p>
      <text:p text:style-name="P11"><text:span text:style-name="T30"/></text:p>
      <text:p text:style-name="P11"><text:span text:style-name="T30">Un entier est passé en référence des fonctions </text:span><text:span text:style-name="T41">jouerUnCoup </text:span><text:span text:style-name="T30">et </text:span><text:span text:style-name="T41">recevoirUnCoup</text:span><text:span text:style-name="T30">. Cet entier permet de compter le nombre de coup sans prises qui est limité à 50. Si jamais ce chiffre est atteint, alors la fonction concernée retourne le code d'erreur associé.</text:span></text:p>
      <text:p text:style-name="P11"><text:span text:style-name="T30"/></text:p>
      <text:p text:style-name="P12"><text:span text:style-name="T31">Les fonctions </text:span><text:span text:style-name="T42">debutePartie</text:span><text:span text:style-name="T31"> et </text:span><text:span text:style-name="T42">attendPremierCoup</text:span><text:span text:style-name="T31"> retourne le code de type </text:span><text:span text:style-name="T42">RetourFonction</text:span><text:span text:style-name="T31"> associé au déroulement d'une partie. Ce code est remonté ensuite pour être vérifié.</text:span></text:p>
      <text:p text:style-name="P12"><text:span text:style-name="T24"/></text:p>
      <text:h text:style-name="Heading_20_3" text:outline-level="3"><text:span text:style-name="T14">La gestion des erreurs</text:span></text:h>
      <text:p text:style-name="P5"><text:span text:style-name="T12"/></text:p>
      <text:p text:style-name="P6"><text:span text:style-name="T14"><text:tab/>Afin de pouvoir avoir un suivi des erreurs pendant le déboguage et même durant une exécution, un protocole de gestion des erreurs a été mis en place en plus de celui disponible dans le fichier </text:span><text:span text:style-name="T8">protocolarbitre.h</text:span><text:span text:style-name="T22">.</text:span></text:p>
      <text:p text:style-name="P6"><text:span text:style-name="T22"/></text:p>
      <text:p text:style-name="P6"><text:span text:style-name="T22"><text:tab/>Cette gestion se fait avec une énumération </text:span><text:span text:style-name="T35">RetourFonction </text:span><text:span text:style-name="T22">qui permet de fixer différents </text:span><text:soft-page-break/><text:span text:style-name="T22">types d'erreurs qui peuvent apparaître durant le fonctionnement du processus.</text:span></text:p>
      <text:p text:style-name="P6"><text:span text:style-name="T22">Ainsi, il s'est dégagé une trentaine d'erreurs potentielles durant le développement.</text:span></text:p>
      <text:p text:style-name="P6"><text:span text:style-name="T22"><text:tab/>Mais cette gestion seule ne serait pas réellement utile si on ne sait pas quel numéro correspond à quelle erreur. De ce fait, une fonction permettant de suivre le code d'erreur a été mise en place.</text:span></text:p>
      <text:p text:style-name="P6"><text:span text:style-name="T22">Cette fonction </text:span><text:span text:style-name="T35">traitementSiErreur</text:span><text:span text:style-name="T22">, qui prend en paramètre un code de type </text:span><text:span text:style-name="T35">RetourFonctio</text:span><text:span text:style-name="T36">n</text:span><text:span text:style-name="T23">, affiche sur la sortie d'erreur un message correspondant au code passé en paramètre de fonction.</text:span></text:p>
      <text:p text:style-name="P6"><text:span text:style-name="T22"/></text:p>
      <text:p text:style-name="P5"><text:span text:style-name="T12"/></text:p>
      <text:h text:style-name="Heading_20_2" text:outline-level="2"><text:span text:style-name="T12">Utilisation du protocole de communication avec l'arbitre</text:span></text:h>
      <text:p text:style-name="P3"><text:span text:style-name="T3"/></text:p>
      <text:p text:style-name="P14"><text:span text:style-name="T50"><text:tab/>Cette partie explique le déroulement de la fonction </text:span><text:span text:style-name="T5">main</text:span><text:span text:style-name="T48"> du code C. </text:span></text:p>
      <text:p text:style-name="P14"><text:span text:style-name="T48">Cette fonction prend en paramètre au minimum 2 éléments : l'adresse de l'arbitre sur le réseau et le numéro de port sur lequel se connecter.</text:span></text:p>
      <text:p text:style-name="P14"><text:span text:style-name="T48">Elle peut en prendre 2 de plus qui sont un port pour le moteur Java et une adresse sur le réseau éventuellement. Par défaut, ces valeurs sont respectivement mises à </text:span><text:span text:style-name="T9">2202</text:span><text:span text:style-name="T48"> et </text:span><text:span text:style-name="T9">localhost</text:span><text:span text:style-name="T33">.</text:span></text:p>
      <text:p text:style-name="P14"><text:span text:style-name="T33"/></text:p>
      <text:p text:style-name="P14"><text:span text:style-name="T33">La demande de connexion au moteur Java est ensuite effectuée et est répétée dans le cas où elle échoue. </text:span><text:span text:style-name="T34">La procédure est la même pour l'identification sur le moteur Java.</text:span></text:p>
      <text:p text:style-name="P15"><text:span text:style-name="T34">La fonction de détection des erreurs </text:span><text:span text:style-name="T44">traitementSiErreur</text:span><text:span text:style-name="T34"> est lancée après chaque exécution de fonction. De cette manière si une erreur est détectée, on en sera informé, dans l'autre cas, rien n'est affiché.</text:span></text:p>
      <text:p text:style-name="P14"><text:span text:style-name="T34"/></text:p>
      <text:p text:style-name="P15"><text:span text:style-name="T34">La procédure est reprise pour la connexion et l'identification à l'arbitre.</text:span></text:p>
      <text:p text:style-name="P14"><text:span text:style-name="T33"/></text:p>
      <text:p text:style-name="P15"><text:span text:style-name="T49">Concernant la demande de nouvelle partie, on effectue juste un contrôle sur le retour de type </text:span><text:span text:style-name="T10">FIN_DE_JEU</text:span><text:span text:style-name="T45">. La demande est effectuée jusqu'à ce que la fonction retourne le type de fin de partie. C'est donc l'arbitre qui met fin au processus C de cette manière.</text:span></text:p>
      <text:p text:style-name="P16"><text:span text:style-name="T46">Le moteur Java est relancé tant que la fin de partie n'est pas détectée.</text:span></text:p>
      <text:p text:style-name="P14"><text:span text:style-name="T48"/></text:p>
      <text:p text:style-name="P2"><text:span text:style-name="T2"/></text:p>
      <text:p text:style-name="P2"><text:span text:style-name="T2"/></text:p>
      <text:p text:style-name="P2"><text:span text:style-name="T2"/></text:p>
      <text:p text:style-name="P2"><text:span text:style-name="T2"/></text:p>
      <text:h text:style-name="Heading_20_1" text:outline-level="1"><text:span text:style-name="T2">Communication entre Java et C</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ystem User</meta:initial-creator>
    <meta:creation-date>2011-05-10T14:10:52</meta:creation-date>
    <dc:date>2011-05-10T16:20:25</dc:date>
    <dc:creator>System User</dc:creator>
    <meta:editing-duration>PT02H09M35S</meta:editing-duration>
    <meta:editing-cycles>29</meta:editing-cycles>
    <meta:generator>OpenOffice.org/3.2$Linux OpenOffice.org_project/320m19$Build-9505</meta:generator>
    <meta:document-statistic meta:table-count="0" meta:image-count="0" meta:object-count="0" meta:page-count="5" meta:paragraph-count="68" meta:word-count="1122" meta:character-count="6853"/>
  </office:meta>
</office:document-meta>
</file>